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4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2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99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cc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c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159cm" svg:stroke-color="#000000" draw:marker-start-width="0.438cm" draw:marker-end-width="0.438cm" draw:fill="none" draw:textarea-horizontal-align="justify" draw:textarea-vertical-align="middle" draw:auto-grow-height="false" fo:min-height="4.195cm" fo:min-width="4.461cm" fo:padding-top="0.204cm" fo:padding-bottom="0.204cm" fo:padding-left="0.329cm" fo:padding-right="0.329cm"/>
    </style:style>
    <style:style style:name="gr22" style:family="graphic" style:parent-style-name="objectwithoutfill">
      <style:graphic-properties draw:stroke="solid" draw:stroke-dash="Ultrafine_20_2_20_Dots_20_3_20_Dashes" svg:stroke-width="0.106cm" draw:marker-start="Arrow" draw:marker-start-width="0.3cm" draw:marker-end="Arrow" draw:marker-end-width="0.3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697cm"/>
    </style:style>
    <style:style style:name="gr25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0.716cm"/>
    </style:style>
    <style:style style:name="gr26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10" style:family="paragraph">
      <loext:graphic-properties draw:fill-color="#ffffff"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11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2" style:family="paragraph">
      <loext:graphic-properties draw:fill-color="#ffffff"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-color="#ffffff" draw:opacity="0%"/>
      <style:paragraph-properties fo:text-align="end">
        <style:tab-stops/>
      </style:paragraph-properties>
      <style:text-properties style:font-name="Linux Biolinum O" fo:font-size="14pt" style:font-size-asian="18pt" style:font-size-complex="18pt"/>
    </style:style>
    <style:style style:name="P15" style:family="paragraph">
      <loext:graphic-properties draw:opacity="0%"/>
      <style:paragraph-properties fo:text-align="center"/>
      <style:text-properties style:font-name="Linux Biolinum O" fo:font-size="14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start"/>
    </style:style>
    <style:style style:name="P17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1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91cm" draw:start-shape="id1" draw:start-glue-point="11" draw:end-shape="id2" draw:end-glue-point="7" svg:d="M14694 7299l1270-708" svg:viewBox="0 0 1271 709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1cm" svg:x2="16.552cm" svg:y2="4.446cm" draw:start-shape="id2" draw:start-glue-point="4" draw:end-shape="id5" draw:end-glue-point="8" svg:d="M16552 5310v-864" svg:viewBox="0 0 1 865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962cm" svg:y="7.026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.746cm" svg:y="12.934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51cm" svg:height="1.5cm" svg:x="4.921cm" svg:y="12.934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651cm" svg:height="1.5cm" svg:x="7.007cm" svg:y="11.305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51cm" svg:height="1.5cm" svg:x="10.436cm" svg:y="11.305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" draw:id="id11" draw:layer="layout" svg:width="1.651cm" svg:height="1.5cm" svg:x="7.007cm" svg:y="14.596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.651cm" svg:height="1.5cm" svg:x="10.436cm" svg:y="14.59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1.651cm" svg:height="1.5cm" svg:x="12.184cm" svg:y="12.934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4.921cm" svg:y1="13.684cm" svg:x2="3.397cm" svg:y2="13.684cm" draw:start-shape="id8" draw:start-glue-point="6" draw:end-shape="id9" draw:end-glue-point="10" svg:d="M4921 13684h-1524" svg:viewBox="0 0 1525 1">
          <text:p/>
        </draw:connector>
        <draw:connector draw:style-name="gr6" draw:text-style-name="P4" draw:layer="layout" draw:type="line" svg:x1="6.331cm" svg:y1="13.153cm" svg:x2="7.248cm" svg:y2="12.586cm" draw:start-shape="id8" draw:start-glue-point="11" draw:end-shape="id10" draw:end-glue-point="7" svg:d="M6331 13153l917-567" svg:viewBox="0 0 918 568">
          <text:p/>
        </draw:connector>
        <draw:connector draw:style-name="gr8" draw:text-style-name="P4" draw:layer="layout" draw:type="line" svg:x1="6.331cm" svg:y1="14.215cm" svg:x2="7.248cm" svg:y2="14.815cm" draw:start-shape="id8" draw:start-glue-point="9" draw:end-shape="id11" draw:end-glue-point="5" svg:d="M6331 14215l917 600" svg:viewBox="0 0 918 601">
          <text:p/>
        </draw:connector>
        <draw:connector draw:style-name="gr7" draw:text-style-name="P4" draw:layer="layout" draw:type="line" svg:x1="8.658cm" svg:y1="15.346cm" svg:x2="10.436cm" svg:y2="15.346cm" draw:start-shape="id11" draw:start-glue-point="10" draw:end-shape="id12" draw:end-glue-point="6" svg:d="M8658 15346h1778" svg:viewBox="0 0 1779 1">
          <text:p/>
        </draw:connector>
        <draw:connector draw:style-name="gr7" draw:text-style-name="P4" draw:layer="layout" draw:type="line" svg:x1="11.846cm" svg:y1="14.815cm" svg:x2="12.425cm" svg:y2="14.215cm" draw:start-shape="id12" draw:start-glue-point="11" draw:end-shape="id13" draw:end-glue-point="7" svg:d="M11846 14815l579-600" svg:viewBox="0 0 580 601">
          <text:p/>
        </draw:connector>
        <draw:connector draw:style-name="gr7" draw:text-style-name="P4" draw:layer="layout" draw:type="line" svg:x1="12.425cm" svg:y1="13.153cm" svg:x2="11.846cm" svg:y2="12.586cm" draw:start-shape="id13" draw:start-glue-point="5" draw:end-shape="id14" draw:end-glue-point="9" svg:d="M12425 13153l-579-567" svg:viewBox="0 0 580 568">
          <text:p/>
        </draw:connector>
        <draw:connector draw:style-name="gr7" draw:text-style-name="P4" draw:layer="layout" draw:type="line" svg:x1="8.658cm" svg:y1="12.055cm" svg:x2="10.436cm" svg:y2="12.055cm" draw:start-shape="id10" draw:start-glue-point="10" draw:end-shape="id14" draw:end-glue-point="6" svg:d="M8658 12055h1778" svg:viewBox="0 0 1779 1">
          <text:p/>
        </draw:connector>
        <draw:custom-shape draw:style-name="gr11" draw:text-style-name="P9" draw:layer="layout" svg:width="2.032cm" svg:height="0.762cm" svg:x="3.178cm" svg:y="12.883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0.762cm" svg:x="4.583cm" svg:y="12.121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1.151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5.531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32cm" svg:height="0.762cm" svg:x="4.883cm" svg:y="14.615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1.949cm" svg:y="12.09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2.049cm" svg:y="14.61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262cm" svg:y1="12.805cm" svg:x2="6.572cm" svg:y2="13.684cm" draw:start-shape="id14" draw:start-glue-point="8" draw:end-shape="id8" draw:end-glue-point="10" svg:d="M11262 12805v879h-4690" svg:viewBox="0 0 4691 880">
          <text:p/>
        </draw:connector>
        <draw:custom-shape draw:style-name="gr11" draw:text-style-name="P11" draw:layer="layout" svg:width="2.032cm" svg:height="0.762cm" svg:x="8.154cm" svg:y="13.026cm">
          <text:p text:style-name="P1"><text:span text:style-name="T1">NAD 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11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1.651cm" svg:height="1cm" svg:x="6.196cm" svg:y="5.097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9" draw:id="id19" draw:layer="layout" svg:width="1.662cm" svg:height="1cm" svg:x="3.759cm" svg:y="1.344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1.638cm" svg:height="1cm" svg:x="1.484cm" svg:y="5.097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8" draw:id="id18" draw:layer="layout" svg:width="1.651cm" svg:height="1cm" svg:x="3.759cm" svg:y="8.255cm">
          <text:p text:style-name="P1"><text:span text:style-name="T1">MN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5.169cm" svg:y1="6.521cm" svg:x2="6.437cm" svg:y2="5.951cm" draw:start-shape="id15" draw:start-glue-point="11" draw:end-shape="id16" draw:end-glue-point="7" svg:d="M5169 6521l1268-570" svg:viewBox="0 0 1269 571">
          <text:p/>
        </draw:connector>
        <draw:connector draw:style-name="gr16" draw:text-style-name="P4" draw:layer="layout" draw:type="line" svg:x1="4cm" svg:y1="6.521cm" svg:x2="2.882cm" svg:y2="5.951cm" draw:start-shape="id15" draw:start-glue-point="5" draw:end-shape="id17" draw:end-glue-point="9" svg:d="M4000 6521l-1118-570" svg:viewBox="0 0 1119 571">
          <text:p/>
        </draw:connector>
        <draw:connector draw:style-name="gr17" draw:text-style-name="P4" draw:layer="layout" draw:type="line" svg:x1="4.585cm" svg:y1="7.375cm" svg:x2="4.585cm" svg:y2="8.255cm" draw:start-shape="id15" draw:start-glue-point="8" draw:end-shape="id18" draw:end-glue-point="4" svg:d="M4585 7375v880" svg:viewBox="0 0 1 881">
          <text:p/>
        </draw:connector>
        <draw:custom-shape draw:style-name="gr10" draw:text-style-name="P5" draw:layer="layout" svg:width="2.286cm" svg:height="0.762cm" svg:x="5.953cm" svg:y="3.222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5.637cm" svg:y="6.321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.573cm" svg:y="6.321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4.394cm" svg:y="7.407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0.762cm" svg:x="2.651cm" svg:y="4.084cm">
          <text:p text:style-name="P13"><text:span text:style-name="T1">Parp</text:span></text:p>
          <text:p text:style-name="P13"><text:span text:style-name="T1">Sirt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59cm" svg:y1="2.344cm" svg:x2="4.585cm" svg:y2="6.375cm" draw:start-shape="id19" draw:start-glue-point="8" draw:end-shape="id15" draw:end-glue-point="4" svg:d="M4590 2344l-5 4031" svg:viewBox="0 0 6 4032">
          <text:p text:style-name="P1"><text:s/></text:p>
        </draw:connector>
        <draw:connector draw:style-name="gr19" draw:text-style-name="P4" draw:layer="layout" draw:type="line" svg:x1="7.022cm" svg:y1="5.097cm" svg:x2="5.178cm" svg:y2="2.198cm" draw:start-shape="id16" draw:start-glue-point="4" draw:end-shape="id19" draw:end-glue-point="9" svg:d="M7022 5097l-1844-2899" svg:viewBox="0 0 1845 2900">
          <text:p/>
        </draw:connector>
        <draw:custom-shape draw:style-name="gr20" draw:text-style-name="P2" xml:id="id15" draw:id="id15" draw:layer="layout" svg:width="1.651cm" svg:height="1cm" svg:x="3.759cm" svg:y="6.375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2.303cm" svg:y1="5.097cm" svg:x2="4.002cm" svg:y2="2.198cm" draw:start-shape="id17" draw:start-glue-point="4" draw:end-shape="id19" draw:end-glue-point="7" svg:d="M2303 5097l1699-2899" svg:viewBox="0 0 1700 2900">
          <text:p/>
        </draw:connector>
        <draw:custom-shape draw:style-name="gr10" draw:text-style-name="P5" draw:layer="layout" svg:width="2.286cm" svg:height="0.762cm" draw:transform="rotate (1.0150834929599) translate (1.679cm 4.173cm)">
          <text:p text:style-name="P1"><text:span text:style-name="T1">Preiss-Handler</text:span></text:p>
          <text:p text:style-name="P1"><text:span text:style-name="T1">pathwa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draw:transform="rotate (-1.5707963267949) translate (5.318cm 3.376cm)">
          <text:p text:style-name="P1"><text:span text:style-name="T1">Signal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51cm" svg:height="1.5cm" svg:x="12.049cm" svg:y="22.706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662cm" svg:height="1.5cm" svg:x="14.486cm" svg:y="20.923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1.662cm" svg:height="1.5cm" svg:x="14.486cm" svg:y="18.567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651cm" svg:height="1.5cm" svg:x="12.049cm" svg:y="16.789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1.638cm" svg:height="1.5cm" svg:x="9.774cm" svg:y="18.567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5" draw:id="id25" draw:layer="layout" svg:width="1.638cm" svg:height="1.5cm" svg:x="9.774cm" svg:y="20.923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1.651cm" svg:height="1.5cm" svg:x="12.049cm" svg:y="25.281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3.459cm" svg:y1="22.925cm" svg:x2="14.729cm" svg:y2="22.204cm" draw:start-shape="id20" draw:start-glue-point="11" draw:end-shape="id21" draw:end-glue-point="7" svg:d="M13459 22925l1270-721" svg:viewBox="0 0 1271 722">
          <text:p/>
        </draw:connector>
        <draw:connector draw:style-name="gr7" draw:text-style-name="P4" draw:layer="layout" draw:type="line" svg:x1="11.172cm" svg:y1="18.786cm" svg:x2="12.29cm" svg:y2="18.07cm" draw:start-shape="id22" draw:start-glue-point="11" draw:end-shape="id23" draw:end-glue-point="7" svg:d="M11172 18786l1118-716" svg:viewBox="0 0 1119 717">
          <text:p/>
        </draw:connector>
        <draw:connector draw:style-name="gr7" draw:text-style-name="P4" draw:layer="layout" draw:type="line" svg:x1="13.459cm" svg:y1="18.07cm" svg:x2="14.729cm" svg:y2="18.786cm" draw:start-shape="id23" draw:start-glue-point="9" draw:end-shape="id24" draw:end-glue-point="5" svg:d="M13459 18070l1270 716" svg:viewBox="0 0 1271 717">
          <text:p/>
        </draw:connector>
        <draw:connector draw:style-name="gr8" draw:text-style-name="P4" draw:layer="layout" draw:type="line" svg:x1="12.29cm" svg:y1="22.925cm" svg:x2="11.172cm" svg:y2="22.204cm" draw:start-shape="id20" draw:start-glue-point="5" draw:end-shape="id25" draw:end-glue-point="9" svg:d="M12290 22925l-1118-721" svg:viewBox="0 0 1119 722">
          <text:p/>
        </draw:connector>
        <draw:connector draw:style-name="gr7" draw:text-style-name="P4" draw:layer="layout" draw:type="line" svg:x1="10.593cm" svg:y1="20.923cm" svg:x2="10.593cm" svg:y2="20.067cm" draw:start-shape="id25" draw:start-glue-point="4" draw:end-shape="id22" draw:end-glue-point="8" svg:d="M10593 20923v-856" svg:viewBox="0 0 1 857">
          <text:p/>
        </draw:connector>
        <draw:connector draw:style-name="gr7" draw:text-style-name="P4" draw:layer="layout" draw:type="line" svg:x1="15.317cm" svg:y1="20.923cm" svg:x2="15.317cm" svg:y2="20.067cm" draw:start-shape="id21" draw:start-glue-point="4" draw:end-shape="id24" draw:end-glue-point="8" svg:d="M15317 20923v-856" svg:viewBox="0 0 1 857">
          <text:p/>
        </draw:connector>
        <draw:connector draw:style-name="gr9" draw:text-style-name="P4" draw:layer="layout" draw:type="line" svg:x1="12.875cm" svg:y1="24.206cm" svg:x2="12.875cm" svg:y2="25.281cm" draw:start-shape="id20" draw:start-glue-point="8" draw:end-shape="id26" draw:end-glue-point="4" svg:d="M12875 24206v1075" svg:viewBox="0 0 1 1076">
          <text:p/>
        </draw:connector>
        <draw:custom-shape draw:style-name="gr10" draw:text-style-name="P5" draw:layer="layout" svg:width="2.286cm" svg:height="0.762cm" svg:x="13.065cm" svg:y="20.218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3.727cm" svg:y="22.647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9.963cm" svg:y="22.647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525cm" svg:y="20.218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9.736cm" svg:y="17.60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3.473cm" svg:y="17.605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2.584cm" svg:y="24.133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4.729cm" svg:y1="19.848cm" svg:x2="12.875cm" svg:y2="22.706cm" draw:start-shape="id24" draw:start-glue-point="7" draw:end-shape="id20" draw:end-glue-point="4" svg:d="M14729 19848v-9h-1854v2867" svg:viewBox="0 0 1855 2868">
          <text:p/>
        </draw:connector>
        <draw:custom-shape draw:style-name="gr11" draw:text-style-name="P11" draw:layer="layout" svg:width="2.032cm" svg:height="0.762cm" svg:x="11.976cm" svg:y="18.848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51cm" svg:height="1.5cm" svg:x="5.572cm" svg:y="22.706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662cm" svg:height="1.5cm" svg:x="2.292cm" svg:y="22.706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662cm" svg:height="1.5cm" svg:x="3.794cm" svg:y="20.096cm">
          <text:p text:style-name="P1"><text:span text:style-name="T1">N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5.572cm" svg:y1="23.456cm" svg:x2="3.954cm" svg:y2="23.456cm" draw:start-shape="id27" draw:start-glue-point="6" draw:end-shape="id28" draw:end-glue-point="10" svg:d="M5572 23456h-1618" svg:viewBox="0 0 1619 1">
          <text:p/>
        </draw:connector>
        <draw:connector draw:style-name="gr7" draw:text-style-name="P4" draw:layer="layout" draw:type="line" svg:x1="3.123cm" svg:y1="22.706cm" svg:x2="4.037cm" svg:y2="21.377cm" draw:start-shape="id28" draw:start-glue-point="4" draw:end-shape="id29" draw:end-glue-point="7" svg:d="M3123 22706l914-1329" svg:viewBox="0 0 915 1330">
          <text:p/>
        </draw:connector>
        <draw:custom-shape draw:style-name="gr10" draw:text-style-name="P5" draw:layer="layout" svg:width="2.286cm" svg:height="0.762cm" svg:x="1.381cm" svg:y="21.62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4.07cm" svg:y="24.16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5.926cm" svg:y="20.858cm">
          <text:p text:style-name="P1"><text:span text:style-name="T1">NAD</text:span></text:p>
          <text:p text:style-name="P1"><text:span text:style-name="T1">consump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draw:type="line" svg:x1="5.213cm" svg:y1="21.377cm" svg:x2="6.398cm" svg:y2="22.706cm" draw:start-shape="id29" draw:start-glue-point="9" draw:end-shape="id27" draw:end-glue-point="4" svg:d="M5213 21377l1185 1329" svg:viewBox="0 0 1186 1330">
          <text:p/>
        </draw:connector>
        <draw:custom-shape draw:style-name="gr21" draw:text-style-name="P4" draw:layer="layout" svg:width="7.239cm" svg:height="6.509cm" svg:x="1.381cm" svg:y="1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line" svg:x1="12.049cm" svg:y1="23.456cm" svg:x2="7.223cm" svg:y2="23.456cm" draw:start-shape="id20" draw:start-glue-point="6" draw:end-shape="id27" draw:end-glue-point="10" svg:d="M12049 23456h-4826" svg:viewBox="0 0 4827 1">
          <text:p/>
        </draw:connector>
        <draw:custom-shape draw:style-name="gr23" draw:text-style-name="P15" draw:layer="layout" svg:width="4.064cm" svg:height="0.762cm" svg:x="3.008cm" svg:y="18.191cm">
          <text:p text:style-name="P1"><text:span text:style-name="T5">Cytoplasm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064cm" svg:height="0.762cm" svg:x="3.008cm" svg:y="19.119cm">
          <text:p text:style-name="P1"><text:span text:style-name="T5">Nucleu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7.985cm" svg:y1="19.316cm" svg:x2="9.774cm" svg:y2="19.317cm" draw:start-shape="id30" draw:start-glue-point="3" draw:end-shape="id22" draw:end-glue-point="6" svg:d="M7985 19316l1789 1" svg:viewBox="0 0 1790 2">
          <text:p/>
        </draw:connector>
        <draw:custom-shape draw:style-name="gr24" draw:text-style-name="P17" xml:id="id30" draw:id="id30" draw:layer="layout" svg:width="1.197cm" svg:height="0.762cm" svg:x="7.985cm" svg:y="18.935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31" draw:id="id31" draw:layer="layout" svg:width="1.216cm" svg:height="1.016cm" svg:x="12.641cm" svg:y="15.351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857cm" svg:y1="15.859cm" svg:x2="11.846cm" svg:y2="15.877cm" draw:start-shape="id31" draw:start-glue-point="1" draw:end-shape="id12" draw:end-glue-point="9" svg:d="M13857 15859l-2011 18" svg:viewBox="0 0 2012 19">
          <text:p/>
        </draw:connector>
        <draw:connector draw:style-name="gr7" draw:text-style-name="P4" draw:layer="layout" draw:type="line" svg:x1="9.155cm" svg:y1="3.69cm" svg:x2="11.009cm" svg:y2="3.696cm" draw:start-shape="id32" draw:start-glue-point="3" draw:end-shape="id3" draw:end-glue-point="6" svg:d="M9155 3690l1854 6" svg:viewBox="0 0 1855 7">
          <text:p/>
        </draw:connector>
        <draw:custom-shape draw:style-name="gr26" draw:text-style-name="P17" xml:id="id32" draw:id="id32" draw:layer="layout" svg:width="1.319cm" svg:height="0.762cm" svg:x="9.155cm" svg:y="3.309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1.651cm" svg:height="1.5cm" svg:x="4.159cm" svg:y="10.54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569cm" svg:y1="11.821cm" svg:x2="7.007cm" svg:y2="12.055cm" draw:start-shape="id33" draw:start-glue-point="9" draw:end-shape="id10" draw:end-glue-point="6" svg:d="M5569 11821l1438 234" svg:viewBox="0 0 1439 235">
          <text:p/>
        </draw:connector>
        <draw:custom-shape draw:style-name="gr27" draw:text-style-name="P11" draw:layer="layout" svg:width="1.524cm" svg:height="0.762cm" svg:x="5.683cm" svg:y="11.024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1.651cm" svg:height="1.5cm" svg:x="18.445cm" svg:y="5.31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445cm" svg:y1="6.06cm" svg:x2="17.383cm" svg:y2="6.06cm" draw:start-shape="id34" draw:start-glue-point="6" draw:end-shape="id2" draw:end-glue-point="10" svg:d="M18445 6060h-1062" svg:viewBox="0 0 1063 1">
          <text:p/>
        </draw:connector>
        <draw:custom-shape draw:style-name="gr27" draw:text-style-name="P11" draw:layer="layout" svg:width="1.524cm" svg:height="0.762cm" svg:x="17.15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1.651cm" svg:height="1.5cm" svg:x="17.275cm" svg:y="20.923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7.275cm" svg:y1="21.673cm" svg:x2="16.148cm" svg:y2="21.673cm" draw:start-shape="id35" draw:start-glue-point="6" draw:end-shape="id21" draw:end-glue-point="10" svg:d="M17275 21673h-1127" svg:viewBox="0 0 1128 1">
          <text:p/>
        </draw:connector>
        <draw:custom-shape draw:style-name="gr27" draw:text-style-name="P11" draw:layer="layout" svg:width="1.524cm" svg:height="0.762cm" svg:x="15.986cm" svg:y="20.812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7-11-23T13:28:15.207946423</dc:date>
    <meta:editing-duration>PT2H14M24S</meta:editing-duration>
    <meta:editing-cycles>33</meta:editing-cycles>
    <meta:generator>LibreOffice/5.1.6.2$Linux_X86_64 LibreOffice_project/10m0$Build-2</meta:generator>
    <meta:document-statistic meta:object-count="115"/>
  </office:meta>
</office:document-meta>
</file>